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e44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3819444444444cm"/>
    </style:style>
    <style:style style:name="co4" style:family="table-column">
      <style:table-column-properties fo:break-before="auto" style:column-width="2.83986111111111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39888888888889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3180555555556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6" style:base-cell-address="README.H25"/>
      <style:map style:condition="of:is-true-formula([.#REF!]&lt;[.$G25])" style:apply-style-name="cf25" style:base-cell-address="README.H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E25"/>
      <style:map style:condition="of:is-true-formula([.#REF!]&gt;[.$G25])" style:apply-style-name="cf25" style:base-cell-address="README.E25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F25"/>
      <style:map style:condition="of:is-true-formula([.#REF!]&gt;[.$G25])" style:apply-style-name="cf25" style:base-cell-address="README.F25"/>
    </style:style>
    <style:style style:name="ce4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50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6" style:base-cell-address="A_vous_de_jouer.E19"/>
      <style:map style:condition="of:is-true-formula([.#REF!]&gt;[.$G18])" style:apply-style-name="cf25" style:base-cell-address="A_vous_de_jouer.E19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5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is-true-formula([.#REF!]&lt;[.$G21])" style:apply-style-name="cf29" style:base-cell-address="A_vous_de_jouer.F21"/>
      <style:map style:condition="of:is-true-formula([.#REF!]&gt;[.$G21])" style:apply-style-name="cf30" style:base-cell-address="A_vous_de_jouer.F21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  <style:map style:condition="of:is-true-formula([.#REF!]&gt;[.$G58])" style:apply-style-name="cf26" style:base-cell-address="A_vous_de_jouer.H58"/>
      <style:map style:condition="of:is-true-formula([.#REF!]&lt;[.$G58])" style:apply-style-name="cf25" style:base-cell-address="A_vous_de_jouer.H58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E48"/>
      <style:map style:condition="of:is-true-formula([.#REF!]&lt;[.#REF!])" style:apply-style-name="cf28" style:base-cell-address="A_vous_de_jouer.E48"/>
      <style:map style:condition="of:is-true-formula([.#REF!]&lt;[.$G48])" style:apply-style-name="cf26" style:base-cell-address="A_vous_de_jouer.E48"/>
      <style:map style:condition="of:is-true-formula([.#REF!]&gt;[.$G48])" style:apply-style-name="cf25" style:base-cell-address="A_vous_de_jouer.E48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H60"/>
      <style:map style:condition="of:is-true-formula([.#REF!]&lt;[.#REF!])" style:apply-style-name="cf28" style:base-cell-address="A_vous_de_jouer.H60"/>
      <style:map style:condition="of:is-true-formula([.#REF!]&lt;[.$G60])" style:apply-style-name="cf26" style:base-cell-address="A_vous_de_jouer.H60"/>
      <style:map style:condition="of:is-true-formula([.#REF!]&gt;[.$G60])" style:apply-style-name="cf25" style:base-cell-address="A_vous_de_jouer.H60"/>
    </style:style>
    <style:style style:name="ce6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</style:style>
    <style:style style:name="ce6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is-true-formula([.#REF!]&lt;[.$G21])" style:apply-style-name="cf29" style:base-cell-address="A_vous_de_jouer.F21"/>
      <style:map style:condition="of:is-true-formula([.#REF!]&gt;[.$G21])" style:apply-style-name="cf30" style:base-cell-address="A_vous_de_jouer.F2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3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7">
            <text:p>Pays A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7">
            <text:p>Pays C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1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3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2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51">
            <text:p>Allemagne</text:p>
          </table:table-cell>
          <table:table-cell office:value-type="float" office:value="2" table:style-name="ce54">
            <text:p>2</text:p>
          </table:table-cell>
          <table:table-cell office:value-type="float" office:value="1" table:style-name="ce54">
            <text:p>1</text:p>
          </table:table-cell>
          <table:table-cell office:value-type="string" table:style-name="ce49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51">
            <text:p>Hongrie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string" table:style-name="ce49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51">
            <text:p>Espagne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51">
            <text:p>Italie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51">
            <text:p>Pologne</text:p>
          </table:table-cell>
          <table:table-cell office:value-type="float" office:value="0" table:style-name="ce54">
            <text:p>0</text:p>
          </table:table-cell>
          <table:table-cell office:value-type="float" office:value="3" table:style-name="ce54">
            <text:p>3</text:p>
          </table:table-cell>
          <table:table-cell office:value-type="string" table:style-name="ce49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51">
            <text:p>Slovénie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string" table:style-name="ce49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51">
            <text:p>Serbie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string" table:style-name="ce49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51">
            <text:p>Roumanie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51">
            <text:p>Belgique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52">
            <text:p>Autriche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office:value-type="string" table:style-name="ce50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3">
            <text:p>Portugal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4">
            <text:p>0</text:p>
          </table:table-cell>
          <table:table-cell office:value-type="string" table:style-name="ce49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4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51">
            <text:p>Croatie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56">
            <text:p>0</text:p>
          </table:table-cell>
          <table:table-cell office:value-type="string" table:style-name="ce49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51">
            <text:p>Allemagne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6">
            <text:p>1</text:p>
          </table:table-cell>
          <table:table-cell office:value-type="string" table:style-name="ce49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51">
            <text:p>Ecosse</text:p>
          </table:table-cell>
          <table:table-cell office:value-type="float" office:value="0" table:style-name="ce56">
            <text:p>0</text:p>
          </table:table-cell>
          <table:table-cell office:value-type="float" office:value="2" table:style-name="ce56">
            <text:p>2</text:p>
          </table:table-cell>
          <table:table-cell office:value-type="string" table:style-name="ce49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51">
            <text:p>Slovénie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string" table:style-name="ce49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51">
            <text:p>Danemark</text:p>
          </table:table-cell>
          <table:table-cell office:value-type="float" office:value="1" table:style-name="ce56">
            <text:p>1</text:p>
          </table:table-cell>
          <table:table-cell office:value-type="float" office:value="2" table:style-name="ce56">
            <text:p>2</text:p>
          </table:table-cell>
          <table:table-cell office:value-type="string" table:style-name="ce49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51">
            <text:p>Espagne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string" table:style-name="ce49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51">
            <text:p>Pologne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6">
            <text:p>1</text:p>
          </table:table-cell>
          <table:table-cell office:value-type="string" table:style-name="ce49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52">
            <text:p>France</text:p>
          </table:table-cell>
          <table:table-cell office:value-type="float" office:value="3" table:style-name="ce61">
            <text:p>3</text:p>
          </table:table-cell>
          <table:table-cell office:value-type="float" office:value="2" table:style-name="ce61">
            <text:p>2</text:p>
          </table:table-cell>
          <table:table-cell office:value-type="string" table:style-name="ce50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51">
            <text:p>Géorgie</text:p>
          </table:table-cell>
          <table:table-cell office:value-type="float" office:value="1" table:style-name="ce56">
            <text:p>1</text:p>
          </table:table-cell>
          <table:table-cell office:value-type="float" office:value="1" table:style-name="ce56">
            <text:p>1</text:p>
          </table:table-cell>
          <table:table-cell office:value-type="string" table:style-name="ce49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51">
            <text:p>Turquie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string" table:style-name="ce49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51">
            <text:p>Belgique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6">
            <text:p>1</text:p>
          </table:table-cell>
          <table:table-cell office:value-type="string" table:style-name="ce49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1">
            <text:p>Suisse</text:p>
          </table:table-cell>
          <table:table-cell table:style-name="ce51"/>
          <table:table-cell table:style-name="ce51"/>
          <table:table-cell office:value-type="string" table:style-name="ce49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1">
            <text:p>Ecosse</text:p>
          </table:table-cell>
          <table:table-cell table:style-name="ce51"/>
          <table:table-cell table:style-name="ce51"/>
          <table:table-cell office:value-type="string" table:style-name="ce49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51">
            <text:p>Croatie</text:p>
          </table:table-cell>
          <table:table-cell table:style-name="ce51"/>
          <table:table-cell table:style-name="ce51"/>
          <table:table-cell office:value-type="string" table:style-name="ce49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51">
            <text:p>Albanie</text:p>
          </table:table-cell>
          <table:table-cell table:style-name="ce51"/>
          <table:table-cell table:style-name="ce51"/>
          <table:table-cell office:value-type="string" table:style-name="ce49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51">
            <text:p>Pays-Bas</text:p>
          </table:table-cell>
          <table:table-cell table:style-name="ce51"/>
          <table:table-cell table:style-name="ce51"/>
          <table:table-cell office:value-type="string" table:style-name="ce49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52">
            <text:p>France</text:p>
          </table:table-cell>
          <table:table-cell table:style-name="ce52"/>
          <table:table-cell table:style-name="ce52"/>
          <table:table-cell office:value-type="string" table:style-name="ce50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51">
            <text:p>Angleterre</text:p>
          </table:table-cell>
          <table:table-cell table:style-name="ce51"/>
          <table:table-cell table:style-name="ce51"/>
          <table:table-cell office:value-type="string" table:style-name="ce49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51">
            <text:p>Danemark</text:p>
          </table:table-cell>
          <table:table-cell table:style-name="ce51"/>
          <table:table-cell table:style-name="ce51"/>
          <table:table-cell office:value-type="string" table:style-name="ce49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51">
            <text:p>Slovaquie</text:p>
          </table:table-cell>
          <table:table-cell table:style-name="ce51"/>
          <table:table-cell table:style-name="ce51"/>
          <table:table-cell office:value-type="string" table:style-name="ce49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51">
            <text:p>Ukraine</text:p>
          </table:table-cell>
          <table:table-cell table:style-name="ce51"/>
          <table:table-cell table:style-name="ce51"/>
          <table:table-cell office:value-type="string" table:style-name="ce49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51">
            <text:p>Tchéquie</text:p>
          </table:table-cell>
          <table:table-cell table:style-name="ce51"/>
          <table:table-cell table:style-name="ce51"/>
          <table:table-cell office:value-type="string" table:style-name="ce49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51">
            <text:p>Géorgie</text:p>
          </table:table-cell>
          <table:table-cell table:style-name="ce51"/>
          <table:table-cell table:style-name="ce51"/>
          <table:table-cell office:value-type="string" table:style-name="ce49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8">
            <text:p>Groupe A Runner Up</text:p>
          </table:table-cell>
          <table:table-cell table:number-columns-repeated="2" table:style-name="ce7"/>
          <table:table-cell office:value-type="string" table:style-name="ce60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8">
            <text:p>Vainqueur du groupe A</text:p>
          </table:table-cell>
          <table:table-cell table:number-columns-repeated="2" table:style-name="ce7"/>
          <table:table-cell office:value-type="string" table:style-name="ce60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8">
            <text:p>Groupe C Vainqueur</text:p>
          </table:table-cell>
          <table:table-cell table:number-columns-repeated="2" table:style-name="ce7"/>
          <table:table-cell office:value-type="string" table:style-name="ce60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8">
            <text:p>Vainqueur du groupe B</text:p>
          </table:table-cell>
          <table:table-cell table:number-columns-repeated="2" table:style-name="ce7"/>
          <table:table-cell office:value-type="string" table:style-name="ce60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8">
            <text:p>Groupe D Runner Up</text:p>
          </table:table-cell>
          <table:table-cell table:number-columns-repeated="2" table:style-name="ce7"/>
          <table:table-cell office:value-type="string" table:style-name="ce60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8">
            <text:p>Groupe F Vainqueur</text:p>
          </table:table-cell>
          <table:table-cell table:number-columns-repeated="2" table:style-name="ce7"/>
          <table:table-cell office:value-type="string" table:style-name="ce60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8">
            <text:p>Groupe D Vainqueur</text:p>
          </table:table-cell>
          <table:table-cell table:number-columns-repeated="2" table:style-name="ce7"/>
          <table:table-cell office:value-type="string" table:style-name="ce60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8">
            <text:p>Vainqueur Groupe E</text:p>
          </table:table-cell>
          <table:table-cell table:number-columns-repeated="2" table:style-name="ce7"/>
          <table:table-cell office:value-type="string" table:style-name="ce60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8">
            <text:p>Vainqueur match 39</text:p>
          </table:table-cell>
          <table:table-cell table:number-columns-repeated="2" table:style-name="ce7"/>
          <table:table-cell office:value-type="string" table:style-name="ce57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8">
            <text:p>Vainqueur match 41</text:p>
          </table:table-cell>
          <table:table-cell table:number-columns-repeated="2" table:style-name="ce7"/>
          <table:table-cell office:value-type="string" table:style-name="ce57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8">
            <text:p>Vainqueur match 38</text:p>
          </table:table-cell>
          <table:table-cell table:number-columns-repeated="2" table:style-name="ce30"/>
          <table:table-cell office:value-type="string" table:style-name="ce59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8">
            <text:p>Vainqueur match 44</text:p>
          </table:table-cell>
          <table:table-cell table:number-columns-repeated="2" table:style-name="ce7"/>
          <table:table-cell office:value-type="string" table:style-name="ce57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8">
            <text:p>Vainqueur match 45</text:p>
          </table:table-cell>
          <table:table-cell table:number-columns-repeated="2" table:style-name="ce7"/>
          <table:table-cell office:value-type="string" table:style-name="ce57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8">
            <text:p>Vainqueur match 47</text:p>
          </table:table-cell>
          <table:table-cell table:number-columns-repeated="2" table:style-name="ce7"/>
          <table:table-cell office:value-type="string" table:style-name="ce57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8">
            <text:p>Vainqueur match 49</text:p>
          </table:table-cell>
          <table:table-cell table:number-columns-repeated="2" table:style-name="ce7"/>
          <table:table-cell office:value-type="string" table:style-name="ce57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1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2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2" table:style-name="ta3">
        <table:table-source xlink:href="file:///C:/Users/Paul.Hubert/Desktop/Euro%202020/other/Euro%202020%20Fixtures%20V2.43%20-%20Free%20Version.xlsx" table:table-name="Tie_Breaker_Regul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2" table:style-name="ta3">
        <table:table-source xlink:href="file:///C:/Users/Paul.Hubert/Desktop/Euro%202020/other/Euro%202020%20Fixtures%20V2.43%20-%20Free%20Version.xlsx" table:table-name="Dummy_Table2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5" style:family="table-cell">
      <style:text-properties fo:font-weight="bold" style:font-weight-asian="bold" style:font-weight-complex="bold" style:font-family-generic="swiss"/>
    </style:style>
    <style:style style:name="cf26" style:family="table-cell">
      <style:text-properties fo:color="#808080" fo:font-style="italic" style:font-style-asian="italic" style:font-style-complex="italic" style:font-family-generic="swiss"/>
    </style:style>
    <style:style style:name="cf27" style:family="table-cell">
      <style:text-properties fo:color="#0000FF" fo:font-weight="bold" style:font-weight-asian="bold" style:font-weight-complex="bold" style:font-family-generic="swiss"/>
    </style:style>
    <style:style style:name="cf28" style:family="table-cell">
      <style:text-properties fo:color="#0000FF" fo:font-style="italic" style:font-style-asian="italic" style:font-style-complex="italic" style:font-family-generic="swiss"/>
    </style:style>
    <style:style style:name="cf29" style:family="table-cell">
      <style:text-properties fo:color="#808080" fo:font-style="italic" style:font-style-asian="italic" style:font-style-complex="italic"/>
    </style:style>
    <style:style style:name="cf30" style:family="table-cell"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Benoît WILLIATTE</meta:initial-creator>
    <dc:creator>Benoît WILLIATTE</dc:creator>
    <meta:creation-date>2024-06-11T13:41:17Z</meta:creation-date>
    <dc:date>2024-06-19T09:00:04Z</dc:date>
  </office:meta>
</office:document-meta>
</file>